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ssive Komponenten: Wird immer schwächer<text:line-break/>Kabel; Stecker/Buchse...<text:line-break/>Aktive: <text:line-break/>Verstärker; Brücke...</text:p>
      <text:p text:style-name="Standard"/>
      <text:p text:style-name="Standard">Medien:</text:p>
      <text:p text:style-name="Standard">Atmosphärisch / Terrestrisch<text:line-break/><text:line-break/>Sternvierer: 4 Adern in kabel (Telefonnetze)</text:p>
      <text:p text:style-name="Standard"/>
      <text:p text:style-name="Standard">Brücke = lernender Repeater</text:p>
      <text:p text:style-name="Standard"/>
      <text:p text:style-name="Standard">Switch = Brücke mit mehr als 2 Anschlüssen</text:p>
      <text:p text:style-name="Standard"/>
      <text:p text:style-name="P1">Wichtige Faktoren:</text:p>
      <text:p text:style-name="P1"/>
      <text:p text:style-name="P2">Bandbreite: Spektrum gut zu übertragenden Frequenzen</text:p>
      <text:p text:style-name="P2">Dämpfung: Maximale Kabellänge (bei passiven Komponenten)</text:p>
      <text:p text:style-name="P2">Richtung: Simplex, Duplex, Halbduplex</text:p>
      <text:p text:style-name="P2"/>
      <text:p text:style-name="P2">Kupferkabel:<text:line-break/>Geringe Dämpfung; Hohe Bandbreite; Teuer(bei Koaxial); billiger (bei TP)</text:p>
      <text:p text:style-name="P2">Ethernet: 10Base5 / 10Base2 (10Mbit/s auf 500 bzw. 200 m ?!)</text:p>
      <text:p text:style-name="P2">Bei TP: <text:span text:style-name="T1">S</text:span>hielded und <text:span text:style-name="T3">U</text:span><text:span text:style-name="T2">nshielded → STP / UTP</text:span></text:p>
      <text:p text:style-name="P2"><text:span text:style-name="T2"/></text:p>
      <text:p text:style-name="P2"><text:span text:style-name="T2">GlasfaserKabel:<text:line-break/>Monomode: Geradliniger Strahl; Hohe Bandbreite aber halt nur gerade also teuer und scheisse</text:span></text:p>
      <text:p text:style-name="P2"><text:span text:style-name="T2">Multimode: <text:tab/>Stufenprofil: <text:tab/><text:tab/>Licht wird an den Rändern in die Mitte gebrochen; ein <text:tab/><text:tab/><text:tab/><text:tab/><text:tab/><text:tab/>Fasermaterial <text:tab/>→ Gerades Licht trotzdem am schnellsten</text:span></text:p>
      <text:p text:style-name="P2"><text:span text:style-name="T2"><text:tab/><text:tab/>Gradientenprofil:<text:tab/>Stufenprofi mit mehreren Fasermaterialien → Licht gerade in <text:tab/><text:tab/><text:tab/><text:tab/><text:tab/>der Mitte am langsamsten; hin und her gebrochenes Licht am <text:tab/><text:tab/><text:tab/><text:tab/><text:tab/>schnellsten (außen Material am durchlässigsten)</text:span></text:p>
      <text:p text:style-name="P2"><text:span text:style-name="T2"/></text:p>
      <text:p text:style-name="P2">Modulation: Umwandlung von digitalem in analoges Signal.<text:line-break/><text:tab/><text:tab/>AmplitudenModulation: <text:tab/>Unterscheidung von 0/1 durch Amplitudenhöhe</text:p>
      <text:p text:style-name="P2"><text:tab/><text:tab/>Frequenzmodulation:<text:tab/><text:tab/>Unterscheidung von 0/1 durch Frequenz</text:p>
      <text:p text:style-name="P2"><text:tab/><text:tab/>Phasenmodulation:<text:tab/><text:tab/>Wechsel von 0/1 bei PhasenSprung (Welle hat Zacke)</text:p>
      <text:p text:style-name="P2"/>
      <text:p text:style-name="P2">ManchesterCodierung: 1^=hoch; 0^=runter → Abtastrate*2 = Bitrate</text:p>
      <text:p text:style-name="P2">Non-Return-To_Zero (NRZ): Hoch/Runter ^= Wechsel von 0 zu 1 → Taktwiederherstellung bei mehreren 0llen schwierig</text:p>
      <text:p text:style-name="P2">Non-Return-to-Zero-Inverted (NRZI): Hoch/Runter ^= 1; Sonst 0 → Taktwiederherstellung...</text:p>
      <text:p text:style-name="P2"/>
      <text:p text:style-name="P2">Frames Allgemein:</text:p>
      <text:p text:style-name="P2">SYN (manchmal 2x); SOH(Start of Header); Header; STX(Start...TX); Body; ETX(End.. TX) CRC.</text:p>
      <text:p text:style-name="P2">ETX kann im Body vorkommen → <text:tab/>ETX im Body = DLE ETX<text:line-break/><text:tab/><text:tab/><text:tab/><text:tab/><text:tab/>DLE im Body = DLE DLE</text:p>
      <text:p text:style-name="P2"/>
      <text:p text:style-name="P2">Ende bsp. HDLC Protokoll: 0111 1110 ^= Endmarkierung</text:p>
      <text:p text:style-name="P2">→ Sender schiebt 0 nach 5 1er bits ein wenn noch nicht End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1T11:13:06.07</meta:creation-date>
    <meta:generator>OpenOffice.org/3.4.1$Win32 OpenOffice.org_project/341m1$Build-9593</meta:generator>
    <dc:date>2013-10-08T12:42:02.30</dc:date>
    <meta:editing-duration>PT2H4M6S</meta:editing-duration>
    <meta:editing-cycles>15</meta:editing-cycles>
    <meta:document-statistic meta:table-count="0" meta:image-count="0" meta:object-count="0" meta:page-count="1" meta:paragraph-count="26" meta:word-count="249" meta:character-count="1860"/>
  </office:meta>
</office:document-meta>
</file>